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4.923cm" table:align="center"/>
    </style:style>
    <style:style style:name="Таблица1.A" style:family="table-column">
      <style:table-column-properties style:column-width="0.552cm"/>
    </style:style>
    <style:style style:name="Таблица1.B" style:family="table-column">
      <style:table-column-properties style:column-width="0.559cm"/>
    </style:style>
    <style:style style:name="Таблица1.C" style:family="table-column">
      <style:table-column-properties style:column-width="0.557cm"/>
    </style:style>
    <style:style style:name="Таблица1.E" style:family="table-column">
      <style:table-column-properties style:column-width="0.48cm"/>
    </style:style>
    <style:style style:name="Таблица1.F" style:family="table-column">
      <style:table-column-properties style:column-width="0.504cm"/>
    </style:style>
    <style:style style:name="Таблица1.G" style:family="table-column">
      <style:table-column-properties style:column-width="0.624cm"/>
    </style:style>
    <style:style style:name="Таблица1.H" style:family="table-column">
      <style:table-column-properties style:column-width="0.695cm"/>
    </style:style>
    <style:style style:name="Таблица1.I" style:family="table-column">
      <style:table-column-properties style:column-width="0.817cm"/>
    </style:style>
    <style:style style:name="Таблица1.J" style:family="table-column">
      <style:table-column-properties style:column-width="0.647cm"/>
    </style:style>
    <style:style style:name="Таблица1.K" style:family="table-column">
      <style:table-column-properties style:column-width="0.753cm"/>
    </style:style>
    <style:style style:name="Таблица1.L" style:family="table-column">
      <style:table-column-properties style:column-width="0.564cm"/>
    </style:style>
    <style:style style:name="Таблица1.M" style:family="table-column">
      <style:table-column-properties style:column-width="0.529cm"/>
    </style:style>
    <style:style style:name="Таблица1.N" style:family="table-column">
      <style:table-column-properties style:column-width="0.6cm"/>
    </style:style>
    <style:style style:name="Таблица1.O" style:family="table-column">
      <style:table-column-properties style:column-width="0.626cm"/>
    </style:style>
    <style:style style:name="Таблица1.Q" style:family="table-column">
      <style:table-column-properties style:column-width="0.577cm"/>
    </style:style>
    <style:style style:name="Таблица1.R" style:family="table-column">
      <style:table-column-properties style:column-width="0.623cm"/>
    </style:style>
    <style:style style:name="Таблица1.T" style:family="table-column">
      <style:table-column-properties style:column-width="0.672cm"/>
    </style:style>
    <style:style style:name="Таблица1.U" style:family="table-column">
      <style:table-column-properties style:column-width="0.649cm"/>
    </style:style>
    <style:style style:name="Таблица1.W" style:family="table-column">
      <style:table-column-properties style:column-width="0.744cm"/>
    </style:style>
    <style:style style:name="Таблица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X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X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indent="1.499cm" style:auto-text-indent="false" style:shadow="none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text-indent="1.499cm" style:auto-text-indent="false" style:shadow="non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1.499cm" style:auto-text-indent="false" style:shadow="non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1.499cm" style:auto-text-indent="false" style:shadow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1.499cm" style:auto-text-indent="false" style:shadow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1.499cm" style:auto-text-indent="false" style:shadow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1.499cm" style:auto-text-indent="false" style:shadow="none"/>
    </style:style>
    <style:style style:name="P8" style:family="paragraph" style:parent-style-name="Standard">
      <style:paragraph-properties fo:margin-left="0cm" fo:margin-right="0cm" fo:text-align="start" style:justify-single-word="false" fo:text-indent="1.499cm" style:auto-text-indent="false" style:shadow="none"/>
      <style:text-properties fo:language="en" fo:country="US"/>
    </style:style>
    <style:style style:name="P9" style:family="paragraph" style:parent-style-name="Standard">
      <style:paragraph-properties fo:margin-left="0cm" fo:margin-right="0cm" fo:text-align="start" style:justify-single-word="false" fo:text-indent="1.499cm" style:auto-text-indent="false" style:shadow="none"/>
      <style:text-properties fo:font-variant="normal" fo:text-transform="none" fo:color="#000000" style:font-name="Times New Roman1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1.499cm" style:auto-text-indent="false" style:shadow="none"/>
      <style:text-properties fo:font-variant="normal" fo:text-transform="none" fo:color="#000000" style:font-name="Times New Roman1" fo:font-size="14pt" fo:letter-spacing="normal" fo:language="ru" fo:country="RU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1.499cm" style:auto-text-indent="false" style:shadow="none"/>
      <style:text-properties fo:language="ru" fo:country="RU"/>
    </style:style>
    <style:style style:name="P12" style:family="paragraph" style:parent-style-name="Table_20_Contents">
      <style:paragraph-properties fo:text-align="center" style:justify-single-word="false"/>
      <style:text-properties fo:font-size="14pt" fo:language="ru" fo:country="RU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font-size="14pt" fo:language="en" fo:country="US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4" style:family="paragraph" style:parent-style-name="Standard">
      <style:paragraph-properties fo:margin-left="0cm" fo:margin-right="0cm" fo:text-indent="0cm" style:auto-text-indent="false" style:shadow="none"/>
      <style:text-properties fo:font-size="14pt" fo:language="en" fo:country="US" style:font-size-asian="14pt"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shadow="none"/>
      <style:text-properties fo:font-variant="normal" fo:text-transform="none" fo:color="#000000" style:font-name="Times New Roman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shadow="none"/>
      <style:text-properties fo:font-variant="normal" fo:text-transform="none" fo:color="#000000" style:font-name="Times New Roman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1.499cm" style:auto-text-indent="false" style:shadow="none"/>
      <style:text-properties fo:font-variant="normal" fo:text-transform="none" fo:color="#000000" style:font-name="Times New Roman1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style:text-underline-style="none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4" style:family="text">
      <style:text-properties fo:font-size="14pt" fo:language="ru" fo:country="RU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font-name="Times New Roman1" fo:font-size="14pt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000000" style:font-name="Times New Roman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style:font-name="Times New Roman1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font-name="Times New Roman1" fo:font-size="14pt" fo:letter-spacing="normal" fo:language="ru" fo:country="RU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font-name="Times New Roman1" fo:font-size="14pt" fo:letter-spacing="normal" fo:language="ru" fo:country="RU" fo:font-style="normal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font-name="Times New Roman1" fo:font-size="14pt" fo:letter-spacing="normal" fo:language="ru" fo:country="RU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variant="normal" fo:text-transform="none" fo:color="#000000" style:font-name="Times New Roman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Times New Roman1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font-name="Times New Roman1" fo:font-size="14pt" fo:letter-spacing="normal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variant="normal" fo:text-transform="none" fo:color="#000000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font-name="Times New Roman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АБЛИЦА ТРАНСЛИТЕРАЦИИ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A"/>
        <table:table-column table:style-name="Таблица1.Q"/>
        <table:table-column table:style-name="Таблица1.R"/>
        <table:table-column table:style-name="Таблица1.J"/>
        <table:table-column table:style-name="Таблица1.T"/>
        <table:table-column table:style-name="Таблица1.U"/>
        <table:table-column table:style-name="Таблица1.J"/>
        <table:table-column table:style-name="Таблица1.W" table:number-columns-repeated="2"/>
        <table:table-row>
          <table:table-cell table:style-name="Таблица1.A1" office:value-type="string">
            <text:p text:style-name="P13">a</text:p>
          </table:table-cell>
          <table:table-cell table:style-name="Таблица1.A1" office:value-type="string">
            <text:p text:style-name="P13">b</text:p>
          </table:table-cell>
          <table:table-cell table:style-name="Таблица1.A1" office:value-type="string">
            <text:p text:style-name="P13">c</text:p>
          </table:table-cell>
          <table:table-cell table:style-name="Таблица1.A1" office:value-type="string">
            <text:p text:style-name="P13">d</text:p>
          </table:table-cell>
          <table:table-cell table:style-name="Таблица1.A1" office:value-type="string">
            <text:p text:style-name="P13">e</text:p>
          </table:table-cell>
          <table:table-cell table:style-name="Таблица1.A1" office:value-type="string">
            <text:p text:style-name="P13">g</text:p>
          </table:table-cell>
          <table:table-cell table:style-name="Таблица1.A1" office:value-type="string">
            <text:p text:style-name="P13">h</text:p>
          </table:table-cell>
          <table:table-cell table:style-name="Таблица1.A1" office:value-type="string">
            <text:p text:style-name="P13">i</text:p>
          </table:table-cell>
          <table:table-cell table:style-name="Таблица1.A1" office:value-type="string">
            <text:p text:style-name="P13">j</text:p>
          </table:table-cell>
          <table:table-cell table:style-name="Таблица1.A1" office:value-type="string">
            <text:p text:style-name="P13">k</text:p>
          </table:table-cell>
          <table:table-cell table:style-name="Таблица1.A1" office:value-type="string">
            <text:p text:style-name="P13">l</text:p>
          </table:table-cell>
          <table:table-cell table:style-name="Таблица1.A1" office:value-type="string">
            <text:p text:style-name="P13">m</text:p>
          </table:table-cell>
          <table:table-cell table:style-name="Таблица1.A1" office:value-type="string">
            <text:p text:style-name="P13">n</text:p>
          </table:table-cell>
          <table:table-cell table:style-name="Таблица1.A1" office:value-type="string">
            <text:p text:style-name="P13">o</text:p>
          </table:table-cell>
          <table:table-cell table:style-name="Таблица1.A1" office:value-type="string">
            <text:p text:style-name="P13">p</text:p>
          </table:table-cell>
          <table:table-cell table:style-name="Таблица1.A1" office:value-type="string">
            <text:p text:style-name="P13">r</text:p>
          </table:table-cell>
          <table:table-cell table:style-name="Таблица1.A1" office:value-type="string">
            <text:p text:style-name="P13">s</text:p>
          </table:table-cell>
          <table:table-cell table:style-name="Таблица1.A1" office:value-type="string">
            <text:p text:style-name="P13">t</text:p>
          </table:table-cell>
          <table:table-cell table:style-name="Таблица1.A1" office:value-type="string">
            <text:p text:style-name="P13">u</text:p>
          </table:table-cell>
          <table:table-cell table:style-name="Таблица1.A1" office:value-type="string">
            <text:p text:style-name="P13">v</text:p>
          </table:table-cell>
          <table:table-cell table:style-name="Таблица1.A1" office:value-type="string">
            <text:p text:style-name="P13">y</text:p>
          </table:table-cell>
          <table:table-cell table:style-name="Таблица1.A1" office:value-type="string">
            <text:p text:style-name="P13">z</text:p>
          </table:table-cell>
          <table:table-cell table:style-name="Таблица1.A1" office:value-type="string">
            <text:p text:style-name="P13">sh</text:p>
          </table:table-cell>
          <table:table-cell table:style-name="Таблица1.X1" office:value-type="string">
            <text:p text:style-name="P13">th</text:p>
          </table:table-cell>
        </table:table-row>
        <table:table-row>
          <table:table-cell table:style-name="Таблица1.A2" office:value-type="string">
            <text:p text:style-name="P12">а</text:p>
          </table:table-cell>
          <table:table-cell table:style-name="Таблица1.A2" office:value-type="string">
            <text:p text:style-name="P12">б</text:p>
          </table:table-cell>
          <table:table-cell table:style-name="Таблица1.A2" office:value-type="string">
            <text:p text:style-name="P12">ч</text:p>
          </table:table-cell>
          <table:table-cell table:style-name="Таблица1.A2" office:value-type="string">
            <text:p text:style-name="P12">д</text:p>
          </table:table-cell>
          <table:table-cell table:style-name="Таблица1.A2" office:value-type="string">
            <text:p text:style-name="P12">э</text:p>
          </table:table-cell>
          <table:table-cell table:style-name="Таблица1.A2" office:value-type="string">
            <text:p text:style-name="P12">г</text:p>
          </table:table-cell>
          <table:table-cell table:style-name="Таблица1.A2" office:value-type="string">
            <text:p text:style-name="P12">х</text:p>
          </table:table-cell>
          <table:table-cell table:style-name="Таблица1.A2" office:value-type="string">
            <text:p text:style-name="P12">и</text:p>
          </table:table-cell>
          <table:table-cell table:style-name="Таблица1.A2" office:value-type="string">
            <text:p text:style-name="P12">дж</text:p>
          </table:table-cell>
          <table:table-cell table:style-name="Таблица1.A2" office:value-type="string">
            <text:p text:style-name="P12">к</text:p>
          </table:table-cell>
          <table:table-cell table:style-name="Таблица1.A2" office:value-type="string">
            <text:p text:style-name="P12">ль</text:p>
          </table:table-cell>
          <table:table-cell table:style-name="Таблица1.A2" office:value-type="string">
            <text:p text:style-name="P12">м</text:p>
          </table:table-cell>
          <table:table-cell table:style-name="Таблица1.A2" office:value-type="string">
            <text:p text:style-name="P12">н</text:p>
          </table:table-cell>
          <table:table-cell table:style-name="Таблица1.A2" office:value-type="string">
            <text:p text:style-name="P12">о</text:p>
          </table:table-cell>
          <table:table-cell table:style-name="Таблица1.A2" office:value-type="string">
            <text:p text:style-name="P12">п</text:p>
          </table:table-cell>
          <table:table-cell table:style-name="Таблица1.A2" office:value-type="string">
            <text:p text:style-name="P12">р</text:p>
          </table:table-cell>
          <table:table-cell table:style-name="Таблица1.A2" office:value-type="string">
            <text:p text:style-name="P12">с</text:p>
          </table:table-cell>
          <table:table-cell table:style-name="Таблица1.A2" office:value-type="string">
            <text:p text:style-name="P12">т</text:p>
          </table:table-cell>
          <table:table-cell table:style-name="Таблица1.A2" office:value-type="string">
            <text:p text:style-name="P12">у</text:p>
          </table:table-cell>
          <table:table-cell table:style-name="Таблица1.A2" office:value-type="string">
            <text:p text:style-name="P12">в</text:p>
          </table:table-cell>
          <table:table-cell table:style-name="Таблица1.A2" office:value-type="string">
            <text:p text:style-name="P12">й</text:p>
          </table:table-cell>
          <table:table-cell table:style-name="Таблица1.A2" office:value-type="string">
            <text:p text:style-name="P12">з</text:p>
          </table:table-cell>
          <table:table-cell table:style-name="Таблица1.A2" office:value-type="string">
            <text:p text:style-name="P12">щ</text:p>
          </table:table-cell>
          <table:table-cell table:style-name="Таблица1.X2" office:value-type="string">
            <text:p text:style-name="P12">з</text:p>
          </table:table-cell>
        </table:table-row>
      </table:table>
      <text:p text:style-name="P5"/>
      <text:p text:style-name="P4"/>
      <text:p text:style-name="P4"/>
      <text:p text:style-name="P4">СЛОВАРЬ ВЕЩЕЙ</text:p>
      <text:p text:style-name="P1"/>
      <text:p text:style-name="P1"/>
      <text:p text:style-name="P1"><text:span text:style-name="T12">Балака</text:span> (от санск. <text:span text:style-name="T2">balaka</text:span><text:span text:style-name="T1">, </text:span>сон в сумерки, смесь патоки и молока) — галлюциногенный наркотик.</text:p>
      <text:p text:style-name="P1"><text:span text:style-name="T12">Гиираза</text:span> (от санск. <text:span text:style-name="T6">gIratha</text:span>, речевой механизм) — коммутатор.</text:p>
      <text:p text:style-name="P1"><text:span text:style-name="T12">Дуур</text:span> (от санск. <text:span text:style-name="T2">dUr</text:span><text:span text:style-name="T1">, </text:span><text:span text:style-name="T4">ж</text:span><text:span text:style-name="T8">изненное дыхание, почитаемое как божество</text:span>) — очиститель воздуха, используемый внутри помещений. </text:p>
      <text:p text:style-name="P1"><text:span text:style-name="T12">Рти</text:span> (от санск. <text:span text:style-name="T2">Rti</text:span><text:span text:style-name="T1">, </text:span>движение, нападение, эмуляция, путь, поминки, память, защита, отчаяние, боль) — час тишины, комендантский час.</text:p>
      <text:p text:style-name="P1"><text:span text:style-name="T12">Харас</text:span> (от санск. <text:span text:style-name="T2">Haras</text:span><text:span text:style-name="T1">, </text:span>хватка, глоток, напиток, пламя) — горячий напиток, аналог чая.</text:p>
      <text:p text:style-name="P1"><text:span text:style-name="T12">Моча</text:span> (от санск. <text:span text:style-name="T2">moca,</text:span><text:span text:style-name="T1"> </text:span>древесный сок) — сок.</text:p>
      <text:p text:style-name="P1"><text:span text:style-name="T12">Икавезман</text:span> (от санск. <text:span text:style-name="T6">ekavezman</text:span><text:span text:style-name="T8">, уникальное здание) — название для башни со стеклянной крышей.</text:span></text:p>
      <text:p text:style-name="P1"><text:span text:style-name="T11">Праграс</text:span><text:span text:style-name="T8"> (от санск. </text:span><text:span text:style-name="T6">pragras</text:span><text:span text:style-name="T8">, есть, проглатывать) — проглатывать.</text:span></text:p>
      <text:p text:style-name="P1"><text:span text:style-name="T11">Джата</text:span><text:span text:style-name="T8"> (от санск. </text:span><text:span text:style-name="T2">jaTa</text:span><text:span text:style-name="T4">, </text:span><text:span text:style-name="T8">корень, <text:s/>жилизтый корень) — название степного кустарника.</text:span></text:p>
      <text:p text:style-name="P1"><text:span text:style-name="T11">Джаяти</text:span><text:span text:style-name="T8"> (от санск. </text:span><text:span text:style-name="T2">jayati</text:span><text:span text:style-name="T4">, </text:span><text:span text:style-name="T8">корень) — название степного кустарника.</text:span></text:p>
      <text:p text:style-name="P1"><text:span text:style-name="T11">Расавати</text:span><text:span text:style-name="T8"> (от санск. </text:span><text:span text:style-name="T6">rasavatI</text:span><text:span text:style-name="T8">, еда) — вид кушания.</text:span></text:p>
      <text:p text:style-name="P1"><text:span text:style-name="T11">Палаана</text:span><text:span text:style-name="T8"> (от санск. </text:span><text:span text:style-name="T6">palAnna</text:span><text:span text:style-name="T8">, рис с мясом) — блюдо, рис с мясом.</text:span></text:p>
      <text:p text:style-name="P1"><text:span text:style-name="T11">Хапура</text:span><text:span text:style-name="T8"> (от санск. </text:span><text:span text:style-name="T2">khapura</text:span><text:span text:style-name="T4">, </text:span><text:span text:style-name="T8">город в небе, тимпан, емкость с водой) — город.</text:span></text:p>
      <text:p text:style-name="P14"><text:tab/></text:p>
      <text:p text:style-name="P1"/>
      <text:p text:style-name="P4">СЛОВАРЬ КХАНДА</text:p>
      <text:p text:style-name="P2"/>
      <text:p text:style-name="P3"><text:span text:style-name="T12">Каара</text:span> (от санск. <text:span text:style-name="T2">kAra,</text:span><text:span text:style-name="T1"> </text:span>убийца, убивающий) — сухой и сильный пустынный ветер.</text:p>
      <text:p text:style-name="P3"><text:span text:style-name="T12">Сайката</text:span> (от санск. <text:span text:style-name="T2">saikata</text:span><text:span text:style-name="T1">, </text:span>песчаный, гравийный, глухой) — песчаный (о дюне).</text:p>
      <text:p text:style-name="P3"><text:span text:style-name="T12">Гири</text:span> (от санск. <text:span text:style-name="T2">giri</text:span><text:span text:style-name="T1">, </text:span>холм, гора, болезнь глаз) — дюна. Пример выражения Кханда: <text:span text:style-name="T6">сайката гири</text:span>, песчаный холм.</text:p>
      <text:p text:style-name="P3"><text:span text:style-name="T12">Бхавита-виятаа</text:span> (от санск. <text:span text:style-name="T6">bhavitavyatA, </text:span><text:span text:style-name="T9">неизбежно, необходимо) — неизбежно.</text:span></text:p>
      <text:p text:style-name="P3"><text:soft-page-break/><text:span text:style-name="T10">Гхат</text:span><text:span text:style-name="T9"> (от санск. </text:span><text:span text:style-name="T7">ghaT</text:span><text:span text:style-name="T9">, происходить, подходить, возможно) — возможно.</text:span></text:p>
      <text:p text:style-name="P3"><text:span text:style-name="T10">Абхипрапад</text:span><text:span text:style-name="T9"> (от санск. </text:span><text:span text:style-name="T7">abhiprapad</text:span><text:span text:style-name="T9">, подходить, приходить, заходить) — прийти.</text:span></text:p>
      <text:p text:style-name="P3"><text:span text:style-name="T10">Анедамуука</text:span><text:span text:style-name="T9"> (от санск. </text:span><text:span text:style-name="T7">aneDamUka</text:span><text:span text:style-name="T9">, глухой и тупой, слепой, ослабенный) — глупец, слепец.</text:span></text:p>
      <text:p text:style-name="P3"><text:span text:style-name="T10">Виманас</text:span><text:span text:style-name="T9"> (от санск. </text:span><text:span text:style-name="T3">vimanas</text:span><text:span text:style-name="T5">, </text:span><text:span text:style-name="T9">глупый, умственно-неполноценный, неприятель) — глупый (используется Кхандом в контексте игры слов с названием летательного средства </text:span><text:span text:style-name="T7">виман</text:span><text:span text:style-name="T9">).</text:span></text:p>
      <text:p text:style-name="P3"><text:span text:style-name="T10">Драапа</text:span><text:span text:style-name="T9"> (от санск. </text:span><text:span text:style-name="T7">drApa</text:span><text:span text:style-name="T9">, небеса, небо, грязь, болото, дурак, идиот, маленькая раковина) — ругательное восклицание.</text:span></text:p>
      <text:p text:style-name="P3"><text:span text:style-name="T10">Абхила-сита</text:span><text:span text:style-name="T9"> (от санск. </text:span><text:span text:style-name="T7">abhilaSita</text:span><text:span text:style-name="T9">, желание, воля) — по </text:span><text:span text:style-name="T9">собственному желанию, добровольно.</text:span></text:p>
      <text:p text:style-name="P3"><text:span text:style-name="T10">Бхаяна</text:span><text:span text:style-name="T9"> (от санск. </text:span><text:span text:style-name="T7">bhayana</text:span><text:span text:style-name="T9">, страх, сигнализация) — страх, тревога. Пример выражения Кханда: </text:span><text:span text:style-name="T7">нир</text:span><text:span text:style-name="T9"> </text:span><text:span text:style-name="T7">бхаяна</text:span><text:span text:style-name="T9">, не бойся, не тревожься.</text:span></text:p>
      <text:p text:style-name="P3"><text:span text:style-name="T10">Дидитсу</text:span><text:span text:style-name="T9"> (от санск. </text:span><text:span text:style-name="T7">diditsu</text:span><text:span text:style-name="T9">, быть готовым жертвовать) — шутливо используется Кхандом в значении «готов» (готов ли ты на жертву, готов ли ты к подвигу).</text:span></text:p>
      <text:p text:style-name="P3"><text:span text:style-name="T10">Мекхала</text:span><text:span text:style-name="T9"> (от санск. </text:span><text:span text:style-name="T7">mekhalA</text:span><text:span text:style-name="T9">, пояс, зон) — пояс (о территории).</text:span></text:p>
      <text:p text:style-name="P3"><text:span text:style-name="T10">Агкати</text:span><text:span text:style-name="T9"> (от санск. </text:span><text:span text:style-name="T7">aGkati,</text:span><text:span text:style-name="T9"> ветер, огонь) — ветер, огонь. Пример выражения Кханда: </text:span><text:span text:style-name="T7">мекхала агкати</text:span><text:span text:style-name="T9">, пояс ветров.</text:span></text:p>
      <text:p text:style-name="P3"><text:span text:style-name="T10">Бхраанти</text:span><text:span text:style-name="T9"> (от санск. </text:span><text:span text:style-name="T7">bhrAnti</text:span><text:span text:style-name="T9">, бродить вокруг, сомнение, ошибка) — используется Кхандом в смысле «вряд ли», «сомневаюсь».</text:span></text:p>
      <text:p text:style-name="P3"><text:span text:style-name="T10">Кустхаана</text:span><text:span text:style-name="T9"> (от санск. </text:span><text:span text:style-name="T7">kusthAna, </text:span><text:span text:style-name="T9">плохое место) — плохое место.</text:span></text:p>
      <text:p text:style-name="P3"><text:span text:style-name="T10">Сарватас</text:span><text:span text:style-name="T9"> (от санск. </text:span><text:span text:style-name="T7">sarvatas</text:span><text:span text:style-name="T9">, со всех сторон, во всех направлениях) — используется Кхандом в контексте «осмотреться вокруг».</text:span></text:p>
      <text:p text:style-name="P3"><text:span text:style-name="T10">Праматта</text:span><text:span text:style-name="T9"> (от санск. </text:span><text:span text:style-name="T7">pramatta</text:span><text:span text:style-name="T9">, сумасшедший, пьяный, безответственный, небрежный) — употребляется Кхандом в смысле «растяпа».</text:span></text:p>
      <text:p text:style-name="P3"><text:span text:style-name="T10">Нистыр</text:span><text:span text:style-name="T9"> (от санск. </text:span><text:span text:style-name="T7">nistRR</text:span><text:span text:style-name="T9">, переходить, пересекать) — употребляется Кхандом в смысле «убраться отсюда».</text:span></text:p>
      <text:p text:style-name="P3"><text:span text:style-name="T10">Ахи</text:span><text:span text:style-name="T9"> (от санск. </text:span><text:span text:style-name="T7">ahi</text:span><text:span text:style-name="T9">, змея, небесный змей, облако, солнце, вода, путешественник, демон и пр.) — употребляется Кхандом в смысле «а черт его знает».</text:span></text:p>
      <text:p text:style-name="P3"><text:span text:style-name="T10">Чиинайя</text:span><text:span text:style-name="T9"> (от санск. </text:span><text:span text:style-name="T7">cInaja</text:span><text:span text:style-name="T9">, сталь) — сталь.</text:span></text:p>
      <text:p text:style-name="P3"><text:span text:style-name="T10">Заала</text:span><text:span text:style-name="T9"> (от санск. </text:span><text:span text:style-name="T3">zAlA</text:span><text:span text:style-name="T5">, </text:span><text:span text:style-name="T9">зал, холл) — зал.</text:span></text:p>
      <text:p text:style-name="P3"><text:span text:style-name="T10">Гаандхарва-заала</text:span><text:span text:style-name="T9"> (от санск. </text:span><text:span text:style-name="T7">gAndharvazAlA</text:span><text:span text:style-name="T9">,<text:tab/>концертный зал, комната для исполнения музыки) — Кханд называет так большую комнату на станции в <text:s/>. </text:span></text:p>
      <text:p text:style-name="P3"><text:span text:style-name="T10">Валукаабхи</text:span><text:span text:style-name="T9"> (от санск. </text:span><text:span text:style-name="T7">vAlukAbdhi</text:span><text:span text:style-name="T9">, море дюн, пустыня) — пустыня.</text:span></text:p>
      <text:p text:style-name="P7"><text:span text:style-name="T14">Паам-сукриида</text:span><text:span text:style-name="T13"> (от санск. </text:span><text:span text:style-name="T15">pAMsukrIDA</text:span><text:span text:style-name="T13">, играть в песке) — играть в песке.</text:span></text:p>
      <text:p text:style-name="P7"><text:span text:style-name="T14">Нактаб-хояна</text:span><text:span text:style-name="T13"> (от санск. </text:span><text:span text:style-name="T20">naktabhojana</text:span><text:span text:style-name="T17">, ужин, принятие пищи </text:span><text:soft-page-break/><text:span text:style-name="T17">ночью) — употребляется Кхандом в смысле «ужин».</text:span></text:p>
      <text:p text:style-name="P7"><text:span text:style-name="T18">Янаяти</text:span><text:span text:style-name="T17"> (от санск. </text:span><text:span text:style-name="T20">janayati</text:span><text:span text:style-name="T17">, поколение) — поколение.</text:span></text:p>
      <text:p text:style-name="P7"><text:span text:style-name="T18">Ян-патала</text:span><text:span text:style-name="T17"> (от санск. </text:span><text:span text:style-name="T23">jan,</text:span><text:span text:style-name="T21"> </text:span><text:span text:style-name="T17">производить, создавать, генерировать, петь и </text:span><text:span text:style-name="T20">paTala</text:span><text:span text:style-name="T17">, корзина, коробка, масса, сундук) — употребялется Кхандом </text:span><text:span text:style-name="T17">в смысле близком к «музыкальная шкатулка».</text:span></text:p>
      <text:p text:style-name="P7"><text:span text:style-name="T18">Аадхи</text:span><text:span text:style-name="T17"> (от санск. </text:span><text:span text:style-name="T20">AdhI</text:span><text:span text:style-name="T17">, думать, заботиться, медитировать) — размышлять. Употребляется Кхандом в полушутливом смысле «находиться в прострации».</text:span></text:p>
      <text:p text:style-name="P7"><text:span text:style-name="T18">Гаайя</text:span><text:span text:style-name="T17"> (от санск. </text:span><text:span text:style-name="T20">gAya</text:span><text:span text:style-name="T17">, песня) — песня.</text:span></text:p>
      <text:p text:style-name="P7"><text:span text:style-name="T18">Рену</text:span><text:span text:style-name="T17"> (от санск. </text:span><text:span text:style-name="T20">reNu</text:span><text:span text:style-name="T17">, пыль, атом пыли, песок) — песок. Пример выражения Кханда: </text:span><text:span text:style-name="T20">рену гаайя</text:span><text:span text:style-name="T17">, песня песка.</text:span></text:p>
      <text:p text:style-name="P7"><text:span text:style-name="T18">Исти</text:span><text:span text:style-name="T17"> (от санск. </text:span><text:span text:style-name="T23">iSTi</text:span><text:span text:style-name="T21">, </text:span><text:span text:style-name="T17">торопиться, ускоряться) — торопиться.</text:span></text:p>
      <text:p text:style-name="P11"><text:span text:style-name="T25">Навака</text:span><text:span text:style-name="T24"> (от санск. </text:span><text:span text:style-name="T23">navaka</text:span><text:span text:style-name="T21">, </text:span><text:span text:style-name="T24">новичок) — новичок.</text:span></text:p>
      <text:p text:style-name="P11"><text:span text:style-name="T25">Инаа</text:span><text:span text:style-name="T24"> (от санск. </text:span><text:span text:style-name="T23">eNa</text:span><text:span text:style-name="T21">, </text:span><text:span text:style-name="T24">здесь) — здесь.</text:span></text:p>
      <text:p text:style-name="P11"><text:span text:style-name="T25">Суупасарпана</text:span><text:span text:style-name="T24"> (от санск. </text:span><text:span text:style-name="T23">sUpasarpaNa</text:span><text:span text:style-name="T21">, </text:span><text:span text:style-name="T24">легко добиться успеха) — легко добиться успеха.</text:span></text:p>
      <text:p text:style-name="P11"><text:span text:style-name="T25">Прасар</text:span><text:span text:style-name="T24"> (от санск. </text:span><text:span text:style-name="T23">prasR</text:span><text:span text:style-name="T21">, </text:span><text:span text:style-name="T24">соглашаться) — согласен ли.</text:span></text:p>
      <text:p text:style-name="P11"><text:span text:style-name="T25">Дурпта</text:span><text:span text:style-name="T24"> (от санск. </text:span><text:span text:style-name="T23">dRpta</text:span><text:span text:style-name="T21">, </text:span><text:span text:style-name="T24">дикий, гордый, безумный) — безумный.</text:span></text:p>
      <text:p text:style-name="P11"><text:span text:style-name="T25">Дайвагати</text:span><text:span text:style-name="T24"> (от санск. </text:span><text:span text:style-name="T23">daivagati</text:span><text:span text:style-name="T21">, </text:span><text:span text:style-name="T24">фортуна, судьба) — судьба.</text:span></text:p>
      <text:p text:style-name="P15"/>
      <text:p text:style-name="P9"/>
      <text:p text:style-name="P9">*</text:p>
      <text:p text:style-name="P9"/>
      <text:p text:style-name="P8"><text:span text:style-name="T25">Ma</text:span><text:span text:style-name="T24"> (</text:span><text:span text:style-name="T17">от санск. </text:span><text:span text:style-name="T16">ma</text:span><text:span text:style-name="T24">, </text:span><text:span text:style-name="T17">я, меня) — меня.</text:span></text:p>
      <text:p text:style-name="P8"><text:span text:style-name="T18">Нисвана</text:span><text:span text:style-name="T17"> (от санск. </text:span><text:span text:style-name="T20">nisvana</text:span><text:span text:style-name="T17">, шум, звук, голос) — шум, гам.</text:span></text:p>
      <text:p text:style-name="P8"><text:span text:style-name="T18">Тус</text:span><text:span text:style-name="T17"> (от санск. </text:span><text:span text:style-name="T16">tuS</text:span><text:span text:style-name="T24">, </text:span><text:span text:style-name="T17">успокоиться, удовлетвориться) — разг. расслабься.</text:span></text:p>
      <text:p text:style-name="P8"><text:span text:style-name="T18">Нану</text:span><text:span text:style-name="T17"> (от санск. </text:span><text:span text:style-name="T16">nanu</text:span><text:span text:style-name="T24">, </text:span><text:span text:style-name="T17">никогда, конечно, пожалуйста скажи, не так ли) — разг. пожалуйста.</text:span></text:p>
      <text:p text:style-name="P8"><text:span text:style-name="T18">Макаранда</text:span><text:span text:style-name="T17"> (от санск. </text:span><text:span text:style-name="T20">makaranda</text:span><text:span text:style-name="T17">, сок цветов, вид жасмина) — сладкий напиток.</text:span></text:p>
      <text:p text:style-name="P8"><text:span text:style-name="T18">На</text:span><text:span text:style-name="T17"> (от санск. </text:span><text:span text:style-name="T16">na</text:span><text:span text:style-name="T24">, </text:span><text:span text:style-name="T17">нет) — разг. нет.</text:span></text:p>
      <text:p text:style-name="P7"><text:span text:style-name="T22">Дадх</text:span><text:span text:style-name="T21"> (от санск. </text:span><text:span text:style-name="T20">dadh</text:span><text:span text:style-name="T17">, давать) — разг. дай.</text:span></text:p>
      <text:p text:style-name="P7"><text:span text:style-name="T18">Дада</text:span><text:span text:style-name="T17"> (от санск. </text:span><text:span text:style-name="T23">dada,</text:span><text:span text:style-name="T21"> </text:span><text:span text:style-name="T17">дающий) — разг. даритель, хороший человек (употребляется в основном детьми).</text:span></text:p>
      <text:p text:style-name="P7"><text:span text:style-name="T18">Дурукта</text:span><text:span text:style-name="T17"> (от. санск. </text:span><text:span text:style-name="T20">durukta</text:span><text:span text:style-name="T17">, плохие слова) — мат.</text:span></text:p>
      <text:p text:style-name="P11"><text:span text:style-name="T25">Агада</text:span><text:span text:style-name="T24"> (от санск. </text:span><text:span text:style-name="T23">agada</text:span><text:span text:style-name="T21">, </text:span><text:span text:style-name="T24">здоровый, свободный от болезни, лекарство) — название препарата, который колит Ана.</text:span></text:p>
      <text:p text:style-name="P11"><text:span text:style-name="T25">Ахар</text:span><text:span text:style-name="T24"> (от. санск. </text:span><text:span text:style-name="T23">ahar</text:span><text:span text:style-name="T21">, </text:span><text:span text:style-name="T24">праздничный день или день жертвоприношения) — праздник.</text:span></text:p>
      <text:p text:style-name="P11"><text:span text:style-name="T25">Ади</text:span><text:span text:style-name="T24"> (от санск. </text:span><text:span text:style-name="T23">adi</text:span><text:span text:style-name="T21">, </text:span><text:span text:style-name="T24">начало) — первая станция на линии, один, одна.</text:span></text:p>
      <text:p text:style-name="P11"><text:span text:style-name="T25">Акта</text:span><text:span text:style-name="T24"> (от санск. </text:span><text:span text:style-name="T23">aktA</text:span><text:span text:style-name="T21">, </text:span><text:span text:style-name="T24">ночь) — ночь.</text:span></text:p>
      <text:p text:style-name="P11"><text:span text:style-name="T25">Айога</text:span><text:span text:style-name="T24"> (от санск. </text:span><text:span text:style-name="T16">ayoga</text:span><text:span text:style-name="T24">, разделение с любимым, разъединение) — </text:span><text:soft-page-break/><text:span text:style-name="T24">разлука.</text:span></text:p>
      <text:p text:style-name="P11"><text:span text:style-name="T25">Тумра</text:span><text:span text:style-name="T24"> (от санск. </text:span><text:span text:style-name="T23">tumra</text:span><text:span text:style-name="T21">, </text:span><text:span text:style-name="T24">большой, сильный) — большой.</text:span></text:p>
      <text:p text:style-name="P11"><text:span text:style-name="T25">Бахис</text:span><text:span text:style-name="T24"> (от санск. </text:span><text:span text:style-name="T23">bahis</text:span><text:span text:style-name="T21">, </text:span><text:span text:style-name="T24">город, деревня, знание) — название города.</text:span></text:p>
      <text:p text:style-name="P11"><text:span text:style-name="T25">Качханта</text:span><text:span text:style-name="T24"> (от санск. </text:span><text:span text:style-name="T23">kacchAnta</text:span><text:span text:style-name="T21">, </text:span><text:span text:style-name="T24">граница озера или течения) — название города.</text:span></text:p>
      <text:p text:style-name="P11"><text:span text:style-name="T25">Гуптика</text:span><text:span text:style-name="T24"> (от санск. </text:span><text:span text:style-name="T23">guptika</text:span><text:span text:style-name="T21">, </text:span><text:span text:style-name="T24">глубина голоса) — магнитофон.</text:span></text:p>
      <text:p text:style-name="P11"><text:span text:style-name="T25">Нандин</text:span><text:span text:style-name="T24"> (от санск. </text:span><text:span text:style-name="T23">nandin</text:span><text:span text:style-name="T21">, </text:span><text:span text:style-name="T24">говорящий в прологе) — первая зона </text:span><text:span text:style-name="T24">пустыни.</text:span></text:p>
      <text:p text:style-name="P11"><text:span text:style-name="T25">Карпараза</text:span><text:span text:style-name="T24"> (от санск. </text:span><text:span text:style-name="T23">karparAza</text:span><text:span text:style-name="T21">, </text:span><text:span text:style-name="T24">песок) — вторая зона в пустыне.</text:span></text:p>
      <text:p text:style-name="P15"><text:tab/><text:tab/></text:p>
      <text:p text:style-name="P9"/>
      <text:p text:style-name="P9">*</text:p>
      <text:p text:style-name="P9"/>
      <text:p text:style-name="P7"><text:span text:style-name="T19">Велаадри (</text:span><text:span text:style-name="T17">от санск. </text:span><text:span text:style-name="T20">velAdri</text:span><text:span text:style-name="T17">, береговая гора) — местность в </text:span><text:span text:style-name="T17">пустыне.</text:span><text:span text:style-name="T20"> </text:span></text:p>
      <text:p text:style-name="P7"><text:span text:style-name="T18">Веланила (</text:span><text:span text:style-name="T17">от санск. </text:span><text:span text:style-name="T20">velAnila</text:span><text:span text:style-name="T17">, береговой ветер) — тип ветра в пустыне.</text:span></text:p>
      <text:p text:style-name="P7"><text:span text:style-name="T18">Урахксата</text:span><text:span text:style-name="T17"> (от санск. </text:span><text:span text:style-name="T23">uraHkSata</text:span><text:span text:style-name="T21">, </text:span><text:span text:style-name="T17">болезнь легких) — болезнь Аны.</text:span></text:p>
      <text:p text:style-name="P9"/>
      <text:p text:style-name="P9"/>
      <text:p text:style-name="P10">СЛОВАРЬ ВИДАЯ-ЛАЯ</text:p>
      <text:p text:style-name="P9"/>
      <text:p text:style-name="P8"><text:span text:style-name="T18">Видая-лая</text:span><text:span text:style-name="T17"> (от санск. </text:span><text:span text:style-name="T20">vidyAlaya</text:span><text:span text:style-name="T17">, школа) — заведение для помощи детям, страдающим психическими расстройствами разной степени тягости.</text:span></text:p>
      <text:p text:style-name="P8"><text:span text:style-name="T18">Самасти</text:span><text:span text:style-name="T17"> (от санск. </text:span><text:span text:style-name="T20">samaSTi</text:span><text:span text:style-name="T17">, принимать, место приема, умозаключение) — утренний ритуал приема новых детей в видая-лая.</text:span></text:p>
      <text:p text:style-name="P8"><text:span text:style-name="T18">Праата-рахна</text:span><text:span text:style-name="T17"> (от санск. </text:span><text:span text:style-name="T20">prAtarahna</text:span><text:span text:style-name="T17">, утренний прием пищи, завтрак) — завтрак в видая-лая.</text:span></text:p>
      <text:p text:style-name="P8"><text:span text:style-name="T18">Маунин-хора</text:span><text:span text:style-name="T17"> (от санск. </text:span><text:span text:style-name="T20">maunin</text:span><text:span text:style-name="T17">, наблюдающий тишину, тихий и </text:span><text:span text:style-name="T20">horA,</text:span><text:span text:style-name="T17"> час) - «тихий» час в видая-лая, время, когда дети «предоставлены сами себе» после праата-рахны, в течение которого проводятся утренние беседы с воспитателем.</text:span></text:p>
      <text:p text:style-name="P8"><text:span text:style-name="T18">Диваади-вач</text:span><text:span text:style-name="T17"> (от санск. </text:span><text:span text:style-name="T20">divAdi</text:span><text:span text:style-name="T17">, начало дня, утро, и </text:span><text:span text:style-name="T16">vAc</text:span><text:span text:style-name="T24">, </text:span><text:span text:style-name="T17">речь, голос, язык, звук) — первая в течение дня беседа ребенка с воспитателем в видая-лая.</text:span></text:p>
      <text:p text:style-name="P8"><text:span text:style-name="T18">Бхойя</text:span><text:span text:style-name="T17"> (от санск. </text:span><text:span text:style-name="T20">bhojya</text:span><text:span text:style-name="T17">, съедобный, праздничный обед) — обед в видая-лая.</text:span></text:p>
      <text:p text:style-name="P8"><text:span text:style-name="T18">Таават-хора</text:span><text:span text:style-name="T17"> (от санск. </text:span><text:span text:style-name="T20">tAvat</text:span><text:span text:style-name="T17">, такой долгий, такой далекий, и </text:span><text:span text:style-name="T20">horA,</text:span><text:span text:style-name="T17"> час) — период времени в видая-лая, в середине дня, после бхойя, когда </text:span><text:span text:style-name="T17">проводятся дневные беседы с воспитателем.</text:span></text:p>
      <text:p text:style-name="P8"><text:span text:style-name="T18">Ахар-вач</text:span><text:span text:style-name="T17"> (от санск. </text:span><text:span text:style-name="T20">ahar</text:span><text:span text:style-name="T17">, праздничный день или день жертвоприношения, и </text:span><text:span text:style-name="T16">vAc</text:span><text:span text:style-name="T24">, </text:span><text:span text:style-name="T17">речь, голос, язык, звук) — вторая в течение дня бееда ребенка с воспитателем в видая-лая.</text:span></text:p>
      <text:p text:style-name="P8"><text:soft-page-break/><text:span text:style-name="T18">Нактаб-хояна</text:span><text:span text:style-name="T17"> (от санск. </text:span><text:span text:style-name="T20">naktabhojana</text:span><text:span text:style-name="T17">, принятие пищи ночью) — ужин в видая-лая.</text:span></text:p>
      <text:p text:style-name="P8"><text:span text:style-name="T18">Пратипаал-хора</text:span><text:span text:style-name="T17"> (от санск. pratipAl, защищать, оберегать, ждать, и </text:span><text:span text:style-name="T20">horA,</text:span><text:span text:style-name="T17"> час) — период времени в видая-лая, в конце дня, когда проводятся </text:span><text:span text:style-name="T17">заключительные вечерние беседы с воспитателем. </text:span></text:p>
      <text:p text:style-name="P8"><text:span text:style-name="T18">Акта-вач</text:span><text:span text:style-name="T17"> (от санск. </text:span><text:span text:style-name="T20">aktA</text:span><text:span text:style-name="T17">, ночь, и </text:span><text:span text:style-name="T16">vAc</text:span><text:span text:style-name="T24">, </text:span><text:span text:style-name="T17">речь, голос, язык, звук) — последняя беседа ребенка с воспитателем в видая-лая.</text:span></text:p>
      <text:p text:style-name="P8"><text:span text:style-name="T18">Ади</text:span><text:span text:style-name="T17"> (от санск. </text:span><text:span text:style-name="T20">Adi</text:span><text:span text:style-name="T17">, начало) — название первой группы детей в </text:span><text:span text:style-name="T17">видая-лая.</text:span></text:p>
      <text:p text:style-name="P8"><text:span text:style-name="T18">Парабхаава</text:span><text:span text:style-name="T17"> (от санск. </text:span><text:span text:style-name="T20">parabhAva</text:span><text:span text:style-name="T17">, быть вторым в последовательности) — название второй группы детей в видая-лая.</text:span></text:p>
      <text:p text:style-name="P8"><text:span text:style-name="T18">Трилава</text:span><text:span text:style-name="T17"> (от санск. </text:span><text:span text:style-name="T20">trilava</text:span><text:span text:style-name="T17">, третья часть) — название третье группы детей в видая-лая.</text:span></text:p>
      <text:p text:style-name="P8"><text:span text:style-name="T18">Калика-пуурва</text:span><text:span text:style-name="T17"> (от санск. </text:span><text:span text:style-name="T20">kalikApUrva</text:span><text:span text:style-name="T17">, невиданное событие, ведущее к невиданным последствиям) — термин, принятый в видая-лая, </text:span><text:span text:style-name="T17">особое переживание, в результате которого у ребенка формируется </text:span><text:span text:style-name="T17">психическое расстройство.</text:span></text:p>
      <text:p text:style-name="P8"><text:span text:style-name="T18">Сугуру</text:span><text:span text:style-name="T17"> (от санск. </text:span><text:span text:style-name="T20">suguru</text:span><text:span text:style-name="T17">, хороший учитель)</text:span><text:span text:style-name="T17"> — уважительное обращение к воспитателю, принятое в видая-лая.</text:span></text:p>
      <text:p text:style-name="P9"/>
      <text:p text:style-name="P9"/>
      <text:p text:style-name="P10">СЛОВАРЬ ИМЕН</text:p>
      <text:p text:style-name="P9"/>
      <text:p text:style-name="P8"><text:span text:style-name="T18">Лития</text:span><text:span text:style-name="T17">, или </text:span><text:span text:style-name="T18">Лита</text:span><text:span text:style-name="T17"> (от санск. </text:span><text:span text:style-name="T20">liTya</text:span><text:span text:style-name="T17">, быть маленькой, думать «мелко», и </text:span><text:span text:style-name="T20">lita</text:span><text:span text:style-name="T18">,</text:span><text:span text:style-name="T17"> вспышка, сломанный, разделение, разделенный, рассеянный на мелкие частинцы).</text:span></text:p>
      <text:p text:style-name="P7"><text:span text:style-name="T22">Анаадьянта</text:span><text:span text:style-name="T21">, или </text:span><text:span text:style-name="T22">Ана</text:span><text:span text:style-name="T21"> (от санск. </text:span><text:span text:style-name="T20">anAdyanta</text:span><text:span text:style-name="T17">, не имеющая начала и конца, и </text:span><text:span text:style-name="T23">ana</text:span><text:span text:style-name="T21">, </text:span><text:span text:style-name="T17">вздох, дыхание).</text:span></text:p>
      <text:p text:style-name="P7"><text:span text:style-name="T18">Кханд,</text:span><text:span text:style-name="T17"> или </text:span><text:span text:style-name="T18">Кандазаака</text:span><text:span text:style-name="T17"> (от санск. </text:span><text:span text:style-name="T20">khaND</text:span><text:span text:style-name="T17">, разрушать, разделять, и </text:span><text:span text:style-name="T23">kandazAka,</text:span><text:span text:style-name="T17"> вид овоща).</text:span></text:p>
      <text:p text:style-name="P7"><text:span text:style-name="T18">Ила,</text:span><text:span text:style-name="T17"> или </text:span><text:span text:style-name="T18">Илаагола</text:span><text:span text:style-name="T17"> (от санск. </text:span><text:span text:style-name="T20">ila</text:span><text:span text:style-name="T17">, течение, земля, речь, и </text:span><text:span text:style-name="T20">ilAgola</text:span><text:span text:style-name="T17">, земля, глобус).</text:span></text:p>
      <text:p text:style-name="P9"><text:span text:style-name="T12">Икапада</text:span> (от санск. <text:span text:style-name="T2">ekapada</text:span><text:span text:style-name="T1">, </text:span>одно слово, простое слово).</text:p>
      <text:p text:style-name="P9"><text:span text:style-name="T12">Анурати</text:span> (от санск. <text:span text:style-name="T2">anurati</text:span><text:span text:style-name="T1">, </text:span>любовь, привязанность).</text:p>
      <text:p text:style-name="P9"><text:span text:style-name="T12">Вайс</text:span> (от санск. <text:span text:style-name="T2">vaJc</text:span><text:span text:style-name="T1">, </text:span>уходить, избегать)</text:p>
      <text:p text:style-name="P9"><text:span text:style-name="T12">Канти</text:span> (от санск. <text:span text:style-name="T2">kAnti</text:span><text:span text:style-name="T1">, </text:span>красота, желание)</text:p>
      <text:p text:style-name="P9"><text:span text:style-name="T12">Джарат</text:span> (от санск. <text:span text:style-name="T2">jarat</text:span><text:span text:style-name="T1">, </text:span>старый, разрушающийся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99H48M18S</meta:editing-duration>
    <meta:editing-cycles>134</meta:editing-cycles>
    <meta:generator>OpenOffice.org/3.2$Win32 OpenOffice.org_project/320m18$Build-9502</meta:generator>
    <dc:date>2013-08-02T11:32:16.06</dc:date>
    <meta:document-statistic meta:table-count="1" meta:image-count="0" meta:object-count="0" meta:page-count="5" meta:paragraph-count="156" meta:word-count="1314" meta:character-count="8784"/>
    <meta:user-defined meta:name="Info 1"/>
    <meta:user-defined meta:name="Info 2"/>
    <meta:user-defined meta:name="Info 3"/>
    <meta:user-defined meta:name="Info 4"/>
  </office:meta>
</office:document-meta>
</file>